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is zum <text:span text:style-name="Strong_20_Emphasis">31.12.2025</text:span> entwickelt das Projektteam eine <text:span text:style-name="Strong_20_Emphasis">funktionsfähige und benutzerfreundliche Web-App „Proginator“</text:span>, die von <text:span text:style-name="Strong_20_Emphasis">mindestens 60 % der Erstsemester im Modul Programmierung I aktiv genutzt wird</text:span> und dadurch die <text:span text:style-name="Strong_20_Emphasis">Durchfallquote um mindestens 10 Prozentpunkte</text:span> im Vergleich zum Durchschnitt <text:span text:style-name="Strong_20_Emphasis">senkt</text:span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9T12:52:58.019000000</meta:creation-date>
    <dc:date>2025-12-09T12:53:31.892000000</dc:date>
    <meta:editing-duration>PT35S</meta:editing-duration>
    <meta:editing-cycles>1</meta:editing-cycles>
    <meta:document-statistic meta:table-count="0" meta:image-count="0" meta:object-count="0" meta:page-count="1" meta:paragraph-count="1" meta:word-count="39" meta:character-count="298" meta:non-whitespace-character-count="259"/>
    <meta:generator>LibreOffice/24.8.5.2$Windows_X86_64 LibreOffice_project/fddf2685c70b461e7832239a0162a77216259f22</meta:generator>
  </office:meta>
</office:document-meta>
</file>